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6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7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9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fo:border="thin solid #000000" style:vertical-align="automatic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border="thin solid #000000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3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order="thin solid #000000" style:vertical-align="automatic" fo:wrap-option="wrap"/>
      <style:text-properties fo:font-size="9pt" style:font-size-asian="9pt" style:font-size-complex="9pt"/>
    </style:style>
    <style:style style:name="ce15" style:family="table-cell" style:parent-style-name="Default" style:data-style-name="N0"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order="thin solid #000000" fo:background-color="transparent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8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9" style:family="table-cell" style:parent-style-name="Default" style:data-style-name="N4">
      <style:table-cell-properties fo:border="thin solid #000000" fo:background-color="transparent"/>
      <style:text-properties fo:font-size="12pt" style:font-size-asian="12pt" style:font-size-complex="12pt"/>
    </style:style>
    <style:style style:name="ce20" style:family="table-cell" style:parent-style-name="Default" style:data-style-name="N36">
      <style:table-cell-properties fo:border="thin solid #000000" style:vertical-align="automatic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ackground-color="transparent"/>
    </style:style>
    <style:style style:name="ce23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3972222222222cm"/>
    </style:style>
    <style:style style:name="co3" style:family="table-column">
      <style:table-column-properties fo:break-before="auto" style:column-width="10.4951388888889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5138888888889cm"/>
    </style:style>
    <style:style style:name="co7" style:family="table-column">
      <style:table-column-properties fo:break-before="auto" style:column-width="3.65125cm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5.09763888888889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93pt" style:use-optimal-row-height="true" fo:break-before="auto"/>
    </style:style>
    <style:style style:name="ro3" style:family="table-row">
      <style:table-row-properties style:row-height="15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4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2]));ISBLANK([.F2])))" style:apply-style-name="cf2" style:base-cell-address="Data_Sheet.F2"/>
    </style:style>
    <style:style style:name="ce25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2]));ISBLANK([.F2])))" style:apply-style-name="cf2" style:base-cell-address="Data_Sheet.F2"/>
    </style:style>
    <style:style style:name="ce26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2]));ISBLANK([.G2])))" style:apply-style-name="cf2" style:base-cell-address="Data_Sheet.G2"/>
    </style:style>
    <style:style style:name="ce27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2]));ISBLANK([.G2])))" style:apply-style-name="cf2" style:base-cell-address="Data_Sheet.G2"/>
    </style:style>
    <style:style style:name="ce28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T2]));ISBLANK([.U2])))" style:apply-style-name="cf2" style:base-cell-address="Data_Sheet.U2"/>
    </style:style>
    <style:style style:name="ce29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T2]));ISBLANK([.U2])))" style:apply-style-name="cf2" style:base-cell-address="Data_Sheet.U2"/>
    </style:style>
    <style:style style:name="ce30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U2]));ISBLANK([.T2])))" style:apply-style-name="cf2" style:base-cell-address="Data_Sheet.T2"/>
    </style:style>
    <style:style style:name="ce31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U2]));ISBLANK([.T2])))" style:apply-style-name="cf2" style:base-cell-address="Data_Sheet.T2"/>
    </style:style>
    <style:style style:name="ce32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W2]));ISBLANK([.Y2])))" style:apply-style-name="cf2" style:base-cell-address="Data_Sheet.Y2"/>
    </style:style>
    <style:style style:name="ce33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W2]));ISBLANK([.Y2])))" style:apply-style-name="cf2" style:base-cell-address="Data_Sheet.Y2"/>
    </style:style>
    <style:style style:name="ce34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5]));ISBLANK([.F5])))" style:apply-style-name="cf2" style:base-cell-address="Data_Sheet.F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ecimal-number() and cell-content-is-between(0,[.F2])" table:base-cell-address="Data_Sheet.G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 table:condition="of:cell-content-is-decimal-number() and cell-content-is-between(0,[.W2])" table:base-cell-address="Data_Sheet.Y2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-9999999999999,9999999999999)">
          <table:help-message table:display="true"/>
          <table:error-message table:display="true"/>
        </table:content-validation>
      </table:content-validations>
      <table:table table:name="Data_Sheet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number-columns-repeated="31" table:default-cell-style-name="ce15"/>
        <table:table-column table:style-name="co7" table:default-cell-style-name="ce15"/>
        <table:table-column table:style-name="co6" table:number-columns-repeated="3" table:default-cell-style-name="ce15"/>
        <table:table-column table:style-name="co8" table:default-cell-style-name="ce15"/>
        <table:table-column table:style-name="co9" table:default-cell-style-name="ce15"/>
        <table:table-column table:style-name="co1" table:number-columns-repeated="16342" table:default-cell-style-name="ce15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5" table:style-name="ce5">
            <text:p>2025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Home Office (excl agencies)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Home Office</text:p>
          </table:table-cell>
          <table:table-cell office:value-type="float" office:value="10153" table:content-validation-name="val2" table:style-name="ce24">
            <text:p>10153.00</text:p>
          </table:table-cell>
          <table:table-cell office:value-type="float" office:value="9257.2456981806117" table:content-validation-name="val1" table:style-name="ce26">
            <text:p>9257.25</text:p>
          </table:table-cell>
          <table:table-cell office:value-type="float" office:value="20734" table:content-validation-name="val2" table:style-name="ce24">
            <text:p>20734.00</text:p>
          </table:table-cell>
          <table:table-cell office:value-type="float" office:value="19601.57022521723" table:content-validation-name="val1" table:style-name="ce26">
            <text:p>19601.57</text:p>
          </table:table-cell>
          <table:table-cell office:value-type="float" office:value="14294" table:content-validation-name="val2" table:style-name="ce24">
            <text:p>14294.00</text:p>
          </table:table-cell>
          <table:table-cell office:value-type="float" office:value="13835.225893390405" table:content-validation-name="val1" table:style-name="ce26">
            <text:p>13835.23</text:p>
          </table:table-cell>
          <table:table-cell office:value-type="float" office:value="5503" table:content-validation-name="val2" table:style-name="ce24">
            <text:p>5503.00</text:p>
          </table:table-cell>
          <table:table-cell office:value-type="float" office:value="5370.6594444451039" table:content-validation-name="val1" table:style-name="ce26">
            <text:p>5370.66</text:p>
          </table:table-cell>
          <table:table-cell office:value-type="float" office:value="372" table:content-validation-name="val2" table:style-name="ce24">
            <text:p>372.00</text:p>
          </table:table-cell>
          <table:table-cell office:value-type="float" office:value="366.82162162150001" table:content-validation-name="val1" table:style-name="ce26">
            <text:p>366.82</text:p>
          </table:table-cell>
          <table:table-cell office:value-type="float" office:value="147" table:content-validation-name="val2" table:style-name="ce24">
            <text:p>147.00</text:p>
          </table:table-cell>
          <table:table-cell office:value-type="float" office:value="146.52027027039998" table:content-validation-name="val1" table:style-name="ce26">
            <text:p>146.52</text:p>
          </table:table-cell>
          <table:table-cell office:value-type="float" office:value="51203" table:style-name="ce7">
            <text:p>51,203</text:p>
          </table:table-cell>
          <table:table-cell office:value-type="float" office:value="48578.043153125247" table:style-name="ce7">
            <text:p>48,578</text:p>
          </table:table-cell>
          <table:table-cell office:value-type="float" office:value="1904" table:content-validation-name="val4" table:style-name="ce30">
            <text:p>1904</text:p>
          </table:table-cell>
          <table:table-cell office:value-type="float" office:value="1754.5672972960012" table:content-validation-name="val1" table:style-name="ce28">
            <text:p>1754.57</text:p>
          </table:table-cell>
          <table:table-cell office:value-type="float" office:value="436" table:content-validation-name="val4" table:style-name="ce30">
            <text:p>436</text:p>
          </table:table-cell>
          <table:table-cell office:value-type="float" office:value="429.29729729729996" table:content-validation-name="val1" table:style-name="ce28">
            <text:p>429.3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3" table:style-name="ce32">
            <text:p>0.00</text:p>
          </table:table-cell>
          <table:table-cell office:value-type="float" office:value="2340" table:style-name="ce7">
            <text:p>2,340</text:p>
          </table:table-cell>
          <table:table-cell office:value-type="float" office:value="2183.8645945933013" table:style-name="ce7">
            <text:p>2,184</text:p>
          </table:table-cell>
          <table:table-cell table:style-name="ce9"/>
          <table:table-cell office:value-type="float" office:value="53543" table:style-name="ce7">
            <text:p>53,543</text:p>
          </table:table-cell>
          <table:table-cell office:value-type="float" office:value="50761.907747718549" table:style-name="ce7">
            <text:p>50,762</text:p>
          </table:table-cell>
          <table:table-cell office:value-type="currency" office:value="146515625.26000002" table:content-validation-name="val5" table:style-name="ce10">
            <text:p>£146,515,625.26</text:p>
          </table:table-cell>
          <table:table-cell office:value-type="currency" office:value="14526612.01000002" table:content-validation-name="val5" table:style-name="ce10">
            <text:p>£14,526,612.01</text:p>
          </table:table-cell>
          <table:table-cell office:value-type="currency" office:value="1811158.11" table:content-validation-name="val5" table:style-name="ce10">
            <text:p>£1,811,158.11</text:p>
          </table:table-cell>
          <table:table-cell office:value-type="currency" office:value="1436514.4800000002" table:content-validation-name="val5" table:style-name="ce10">
            <text:p>£1,436,514.48</text:p>
          </table:table-cell>
          <table:table-cell office:value-type="currency" office:value="55745665.429999992" table:content-validation-name="val5" table:style-name="ce10">
            <text:p>£55,745,665.43</text:p>
          </table:table-cell>
          <table:table-cell office:value-type="currency" office:value="26815224.649999999" table:content-validation-name="val5" table:style-name="ce10">
            <text:p>£26,815,224.65</text:p>
          </table:table-cell>
          <table:table-cell office:value-type="currency" office:value="246850799.94000003" table:style-name="ce11">
            <text:p>£246,850,799.94</text:p>
          </table:table-cell>
          <table:table-cell office:value-type="currency" office:value="14935292.379999999" table:content-validation-name="val5" table:style-name="ce12">
            <text:p>£14,935,292.38</text:p>
          </table:table-cell>
          <table:table-cell office:value-type="currency" office:value="9491081.25" table:content-validation-name="val5" table:style-name="ce12">
            <text:p>£9,491,081.25</text:p>
          </table:table-cell>
          <table:table-cell office:value-type="currency" office:value="24426373.629999999" table:style-name="ce11">
            <text:p>£24,426,373.63</text:p>
          </table:table-cell>
          <table:table-cell office:value-type="currency" office:value="271277173.57000005" table:style-name="ce13">
            <text:p>£271,277,173.57</text:p>
          </table:table-cell>
          <table:table-cell office:value-type="string" table:style-name="ce14">
            <text:p>Please note that we are unable to provide the data for “Non-payroll staff; Consultancy; Number of Contracts” at this time, as the data we hold doesn’t have the granularity to report to this level. Therefore, this column is left blank.</text:p>
          </table:table-cell>
          <table:table-cell table:number-columns-repeated="16342" table:style-name="ce15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Disclosure and Barring Service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429" table:content-validation-name="val2" table:style-name="ce24">
            <text:p>429.00</text:p>
          </table:table-cell>
          <table:table-cell office:value-type="float" office:value="333.24" table:content-validation-name="val1" table:style-name="ce26">
            <text:p>333.24</text:p>
          </table:table-cell>
          <table:table-cell office:value-type="float" office:value="334" table:content-validation-name="val2" table:style-name="ce24">
            <text:p>334.00</text:p>
          </table:table-cell>
          <table:table-cell office:value-type="float" office:value="301.64" table:content-validation-name="val1" table:style-name="ce26">
            <text:p>301.64</text:p>
          </table:table-cell>
          <table:table-cell office:value-type="float" office:value="540" table:content-validation-name="val2" table:style-name="ce24">
            <text:p>540.00</text:p>
          </table:table-cell>
          <table:table-cell office:value-type="float" office:value="517.80999999999995" table:content-validation-name="val1" table:style-name="ce26">
            <text:p>517.81</text:p>
          </table:table-cell>
          <table:table-cell office:value-type="float" office:value="110" table:content-validation-name="val2" table:style-name="ce24">
            <text:p>110.00</text:p>
          </table:table-cell>
          <table:table-cell office:value-type="float" office:value="107.05" table:content-validation-name="val1" table:style-name="ce26">
            <text:p>107.05</text:p>
          </table:table-cell>
          <table:table-cell office:value-type="float" office:value="8" table:content-validation-name="val2" table:style-name="ce24">
            <text:p>8.00</text:p>
          </table:table-cell>
          <table:table-cell office:value-type="float" office:value="7.8" table:content-validation-name="val1" table:style-name="ce26">
            <text:p>7.80</text:p>
          </table:table-cell>
          <table:table-cell office:value-type="float" office:value="0" table:content-validation-name="val2" table:style-name="ce24">
            <text:p>0.00</text:p>
          </table:table-cell>
          <table:table-cell office:value-type="float" office:value="0" table:content-validation-name="val1" table:style-name="ce26">
            <text:p>0.00</text:p>
          </table:table-cell>
          <table:table-cell office:value-type="float" office:value="1421" table:style-name="ce7">
            <text:p>1,421</text:p>
          </table:table-cell>
          <table:table-cell office:value-type="float" office:value="1267.54" table:style-name="ce7">
            <text:p>1,268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10" table:content-validation-name="val1" table:style-name="ce28">
            <text:p>10.00</text:p>
          </table:table-cell>
          <table:table-cell office:value-type="float" office:value="9.1999999999999993" table:content-validation-name="val3" table:style-name="ce32">
            <text:p>9.20</text:p>
          </table:table-cell>
          <table:table-cell office:value-type="float" office:value="10" table:style-name="ce7">
            <text:p>10</text:p>
          </table:table-cell>
          <table:table-cell office:value-type="float" office:value="9.1999999999999993" table:style-name="ce7">
            <text:p>9</text:p>
          </table:table-cell>
          <table:table-cell table:style-name="ce9"/>
          <table:table-cell office:value-type="float" office:value="1431" table:style-name="ce7">
            <text:p>1,431</text:p>
          </table:table-cell>
          <table:table-cell office:value-type="float" office:value="1276.74" table:style-name="ce7">
            <text:p>1,277</text:p>
          </table:table-cell>
          <table:table-cell office:value-type="currency" office:value="3852374.03" table:content-validation-name="val5" table:style-name="ce10">
            <text:p>£3,852,374.03</text:p>
          </table:table-cell>
          <table:table-cell office:value-type="currency" office:value="28956.99" table:content-validation-name="val5" table:style-name="ce10">
            <text:p>£28,956.99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214318.54" table:content-validation-name="val5" table:style-name="ce10">
            <text:p>£214,318.54</text:p>
          </table:table-cell>
          <table:table-cell office:value-type="currency" office:value="1100494.68" table:content-validation-name="val5" table:style-name="ce10">
            <text:p>£1,100,494.68</text:p>
          </table:table-cell>
          <table:table-cell office:value-type="currency" office:value="535520.03" table:content-validation-name="val5" table:style-name="ce10">
            <text:p>£535,520.03</text:p>
          </table:table-cell>
          <table:table-cell office:value-type="currency" office:value="5731664.2700000005" table:style-name="ce11">
            <text:p>£5,731,664.27</text:p>
          </table:table-cell>
          <table:table-cell office:value-type="currency" office:value="96790.23" table:content-validation-name="val5" table:style-name="ce12">
            <text:p>£96,790.23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96790.23" table:style-name="ce11">
            <text:p>£96,790.23</text:p>
          </table:table-cell>
          <table:table-cell office:value-type="currency" office:value="5828454.5000000009" table:style-name="ce13">
            <text:p>£5,828,454.50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Independent Office for Police Conduct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33" table:content-validation-name="val2" table:style-name="ce24">
            <text:p>33.00</text:p>
          </table:table-cell>
          <table:table-cell office:value-type="float" office:value="32.08" table:content-validation-name="val1" table:style-name="ce26">
            <text:p>32.08</text:p>
          </table:table-cell>
          <table:table-cell office:value-type="float" office:value="149" table:content-validation-name="val2" table:style-name="ce24">
            <text:p>149.00</text:p>
          </table:table-cell>
          <table:table-cell office:value-type="float" office:value="142.88999999999999" table:content-validation-name="val1" table:style-name="ce26">
            <text:p>142.89</text:p>
          </table:table-cell>
          <table:table-cell office:value-type="float" office:value="661" table:content-validation-name="val2" table:style-name="ce24">
            <text:p>661.00</text:p>
          </table:table-cell>
          <table:table-cell office:value-type="float" office:value="632.54999999999995" table:content-validation-name="val1" table:style-name="ce26">
            <text:p>632.55</text:p>
          </table:table-cell>
          <table:table-cell office:value-type="float" office:value="113" table:content-validation-name="val2" table:style-name="ce24">
            <text:p>113.00</text:p>
          </table:table-cell>
          <table:table-cell office:value-type="float" office:value="110.41" table:content-validation-name="val1" table:style-name="ce26">
            <text:p>110.41</text:p>
          </table:table-cell>
          <table:table-cell office:value-type="float" office:value="13" table:content-validation-name="val2" table:style-name="ce24">
            <text:p>13.00</text:p>
          </table:table-cell>
          <table:table-cell office:value-type="float" office:value="13" table:content-validation-name="val1" table:style-name="ce26">
            <text:p>13.00</text:p>
          </table:table-cell>
          <table:table-cell office:value-type="float" office:value="1" table:content-validation-name="val2" table:style-name="ce24">
            <text:p>1.00</text:p>
          </table:table-cell>
          <table:table-cell office:value-type="float" office:value="1" table:content-validation-name="val1" table:style-name="ce26">
            <text:p>1.00</text:p>
          </table:table-cell>
          <table:table-cell office:value-type="float" office:value="970" table:style-name="ce7">
            <text:p>970</text:p>
          </table:table-cell>
          <table:table-cell office:value-type="float" office:value="931.93" table:style-name="ce7">
            <text:p>932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1" table:content-validation-name="val4" table:style-name="ce30">
            <text:p>1</text:p>
          </table:table-cell>
          <table:table-cell office:value-type="float" office:value="1" table:content-validation-name="val1" table:style-name="ce28">
            <text:p>1.00</text:p>
          </table:table-cell>
          <table:table-cell office:value-type="float" office:value="2" table:content-validation-name="val1" table:style-name="ce28">
            <text:p>2.00</text:p>
          </table:table-cell>
          <table:table-cell office:value-type="float" office:value="2" table:content-validation-name="val3" table:style-name="ce32">
            <text:p>2.00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table:style-name="ce9"/>
          <table:table-cell office:value-type="float" office:value="973" table:style-name="ce7">
            <text:p>973</text:p>
          </table:table-cell>
          <table:table-cell office:value-type="float" office:value="934.93" table:style-name="ce7">
            <text:p>935</text:p>
          </table:table-cell>
          <table:table-cell office:value-type="currency" office:value="3311113" table:content-validation-name="val5" table:style-name="ce10">
            <text:p>£3,311,113.00</text:p>
          </table:table-cell>
          <table:table-cell office:value-type="currency" office:value="122687" table:content-validation-name="val5" table:style-name="ce10">
            <text:p>£122,687.00</text:p>
          </table:table-cell>
          <table:table-cell office:value-type="currency" office:value="10000" table:content-validation-name="val5" table:style-name="ce10">
            <text:p>£10,000.00</text:p>
          </table:table-cell>
          <table:table-cell office:value-type="currency" office:value="10530" table:content-validation-name="val5" table:style-name="ce10">
            <text:p>£10,530.00</text:p>
          </table:table-cell>
          <table:table-cell office:value-type="currency" office:value="938829" table:content-validation-name="val5" table:style-name="ce10">
            <text:p>£938,829.00</text:p>
          </table:table-cell>
          <table:table-cell office:value-type="currency" office:value="470299" table:content-validation-name="val5" table:style-name="ce10">
            <text:p>£470,299.00</text:p>
          </table:table-cell>
          <table:table-cell office:value-type="currency" office:value="4863458" table:style-name="ce11">
            <text:p>£4,863,458.00</text:p>
          </table:table-cell>
          <table:table-cell office:value-type="currency" office:value="12379" table:content-validation-name="val5" table:style-name="ce12">
            <text:p>£12,379.00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12379" table:style-name="ce11">
            <text:p>£12,379.00</text:p>
          </table:table-cell>
          <table:table-cell office:value-type="currency" office:value="4875837" table:style-name="ce13">
            <text:p>£4,875,837.00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office:value-type="float" office:value="2025" table:style-name="ce16">
            <text:p>2025</text:p>
          </table:table-cell>
          <table:table-cell office:value-type="string" table:style-name="ce5">
            <text:p>December</text:p>
          </table:table-cell>
          <table:table-cell office:value-type="string" table:style-name="ce16">
            <text:p>Immigration Advice Authority</text:p>
          </table:table-cell>
          <table:table-cell office:value-type="string" table:style-name="ce16">
            <text:p>Executive Non-Departmental Public Body</text:p>
          </table:table-cell>
          <table:table-cell office:value-type="string" table:style-name="ce16">
            <text:p>Home Office</text:p>
          </table:table-cell>
          <table:table-cell office:value-type="float" office:value="10" table:content-validation-name="val2" table:style-name="ce34">
            <text:p>10.00</text:p>
          </table:table-cell>
          <table:table-cell office:value-type="float" office:value="9.2200000000000006" table:content-validation-name="val1" table:style-name="ce34">
            <text:p>9.22</text:p>
          </table:table-cell>
          <table:table-cell office:value-type="float" office:value="10" table:content-validation-name="val2" table:style-name="ce34">
            <text:p>10.00</text:p>
          </table:table-cell>
          <table:table-cell office:value-type="float" office:value="9.5" table:content-validation-name="val1" table:style-name="ce34">
            <text:p>9.50</text:p>
          </table:table-cell>
          <table:table-cell office:value-type="float" office:value="43" table:content-validation-name="val2" table:style-name="ce34">
            <text:p>43.00</text:p>
          </table:table-cell>
          <table:table-cell office:value-type="float" office:value="4.58" table:content-validation-name="val1" table:style-name="ce34">
            <text:p>4.58</text:p>
          </table:table-cell>
          <table:table-cell office:value-type="float" office:value="10" table:content-validation-name="val2" table:style-name="ce34">
            <text:p>10.00</text:p>
          </table:table-cell>
          <table:table-cell office:value-type="float" office:value="10" table:content-validation-name="val1" table:style-name="ce34">
            <text:p>10.00</text:p>
          </table:table-cell>
          <table:table-cell office:value-type="float" office:value="2" table:content-validation-name="val2" table:style-name="ce34">
            <text:p>2.00</text:p>
          </table:table-cell>
          <table:table-cell office:value-type="float" office:value="2" table:content-validation-name="val1" table:style-name="ce34">
            <text:p>2.00</text:p>
          </table:table-cell>
          <table:table-cell office:value-type="float" office:value="1" table:content-validation-name="val2" table:style-name="ce34">
            <text:p>1.00</text:p>
          </table:table-cell>
          <table:table-cell office:value-type="float" office:value="0.6" table:content-validation-name="val1" table:style-name="ce34">
            <text:p>0.60</text:p>
          </table:table-cell>
          <table:table-cell office:value-type="float" office:value="76" table:style-name="ce7">
            <text:p>76</text:p>
          </table:table-cell>
          <table:table-cell office:value-type="float" office:value="35.9" table:style-name="ce7">
            <text:p>36</text:p>
          </table:table-cell>
          <table:table-cell office:value-type="float" office:value="0" table:content-validation-name="val4" table:style-name="ce31">
            <text:p>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1" table:content-validation-name="val4" table:style-name="ce31">
            <text:p>1</text:p>
          </table:table-cell>
          <table:table-cell office:value-type="float" office:value="0.6" table:content-validation-name="val1" table:style-name="ce29">
            <text:p>0.6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3" table:style-name="ce33">
            <text:p>0.00</text:p>
          </table:table-cell>
          <table:table-cell office:value-type="float" office:value="1" table:style-name="ce7">
            <text:p>1</text:p>
          </table:table-cell>
          <table:table-cell office:value-type="float" office:value="0.6" table:style-name="ce7">
            <text:p>1</text:p>
          </table:table-cell>
          <table:table-cell table:style-name="ce19"/>
          <table:table-cell office:value-type="float" office:value="77" table:style-name="ce7">
            <text:p>77</text:p>
          </table:table-cell>
          <table:table-cell office:value-type="float" office:value="36.5" table:style-name="ce7">
            <text:p>37</text:p>
          </table:table-cell>
          <table:table-cell office:value-type="currency" office:value="259728.52" table:content-validation-name="val5" table:style-name="ce10">
            <text:p>£259,728.52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75301.14" table:content-validation-name="val5" table:style-name="ce10">
            <text:p>£75,301.14</text:p>
          </table:table-cell>
          <table:table-cell office:value-type="currency" office:value="35135.550000000003" table:content-validation-name="val5" table:style-name="ce10">
            <text:p>£35,135.55</text:p>
          </table:table-cell>
          <table:table-cell office:value-type="currency" office:value="370165.20999999996" table:style-name="ce11">
            <text:p>£370,165.21</text:p>
          </table:table-cell>
          <table:table-cell office:value-type="currency" office:value="5400" table:content-validation-name="val5" table:style-name="ce20">
            <text:p>£5,400.00</text:p>
          </table:table-cell>
          <table:table-cell office:value-type="currency" office:value="0" table:content-validation-name="val5" table:style-name="ce20">
            <text:p>£0.00</text:p>
          </table:table-cell>
          <table:table-cell office:value-type="currency" office:value="5400" table:style-name="ce11">
            <text:p>£5,400.00</text:p>
          </table:table-cell>
          <table:table-cell office:value-type="currency" office:value="375565.20999999996" table:style-name="ce11">
            <text:p>£375,565.21</text:p>
          </table:table-cell>
          <table:table-cell table:style-name="ce16"/>
          <table:table-cell table:number-columns-repeated="9" table:style-name="ce21"/>
          <table:table-cell table:number-columns-repeated="16333" table:style-name="ce22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Security Industry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92" table:content-validation-name="val2" table:style-name="ce24">
            <text:p>92.00</text:p>
          </table:table-cell>
          <table:table-cell office:value-type="float" office:value="86.1" table:content-validation-name="val1" table:style-name="ce26">
            <text:p>86.10</text:p>
          </table:table-cell>
          <table:table-cell office:value-type="float" office:value="106" table:content-validation-name="val2" table:style-name="ce24">
            <text:p>106.00</text:p>
          </table:table-cell>
          <table:table-cell office:value-type="float" office:value="104.83" table:content-validation-name="val1" table:style-name="ce26">
            <text:p>104.83</text:p>
          </table:table-cell>
          <table:table-cell office:value-type="float" office:value="119" table:content-validation-name="val2" table:style-name="ce24">
            <text:p>119.00</text:p>
          </table:table-cell>
          <table:table-cell office:value-type="float" office:value="117.71" table:content-validation-name="val1" table:style-name="ce26">
            <text:p>117.71</text:p>
          </table:table-cell>
          <table:table-cell office:value-type="float" office:value="25" table:content-validation-name="val2" table:style-name="ce24">
            <text:p>25.00</text:p>
          </table:table-cell>
          <table:table-cell office:value-type="float" office:value="24.8" table:content-validation-name="val1" table:style-name="ce26">
            <text:p>24.80</text:p>
          </table:table-cell>
          <table:table-cell office:value-type="float" office:value="5" table:content-validation-name="val2" table:style-name="ce24">
            <text:p>5.00</text:p>
          </table:table-cell>
          <table:table-cell office:value-type="float" office:value="5" table:content-validation-name="val1" table:style-name="ce26">
            <text:p>5.00</text:p>
          </table:table-cell>
          <table:table-cell office:value-type="float" office:value="7" table:content-validation-name="val2" table:style-name="ce24">
            <text:p>7.00</text:p>
          </table:table-cell>
          <table:table-cell office:value-type="float" office:value="1.05" table:content-validation-name="val1" table:style-name="ce26">
            <text:p>1.05</text:p>
          </table:table-cell>
          <table:table-cell office:value-type="float" office:value="354" table:style-name="ce7">
            <text:p>354</text:p>
          </table:table-cell>
          <table:table-cell office:value-type="float" office:value="339.49" table:style-name="ce7">
            <text:p>339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3" table:style-name="ce32">
            <text:p>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9"/>
          <table:table-cell office:value-type="float" office:value="354" table:style-name="ce7">
            <text:p>354</text:p>
          </table:table-cell>
          <table:table-cell office:value-type="float" office:value="339.49" table:style-name="ce7">
            <text:p>339</text:p>
          </table:table-cell>
          <table:table-cell office:value-type="currency" office:value="1195361.46" table:content-validation-name="val5" table:style-name="ce10">
            <text:p>£1,195,361.46</text:p>
          </table:table-cell>
          <table:table-cell office:value-type="currency" office:value="18252.23" table:content-validation-name="val5" table:style-name="ce10">
            <text:p>£18,252.23</text:p>
          </table:table-cell>
          <table:table-cell office:value-type="currency" office:value="106550" table:content-validation-name="val5" table:style-name="ce10">
            <text:p>£106,550.00</text:p>
          </table:table-cell>
          <table:table-cell office:value-type="currency" office:value="2219.58" table:content-validation-name="val5" table:style-name="ce10">
            <text:p>£2,219.58</text:p>
          </table:table-cell>
          <table:table-cell office:value-type="currency" office:value="328780.40000000002" table:content-validation-name="val5" table:style-name="ce10">
            <text:p>£328,780.40</text:p>
          </table:table-cell>
          <table:table-cell office:value-type="currency" office:value="175516.6" table:content-validation-name="val5" table:style-name="ce10">
            <text:p>£175,516.60</text:p>
          </table:table-cell>
          <table:table-cell office:value-type="currency" office:value="1826680.27" table:style-name="ce11">
            <text:p>£1,826,680.27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1826680.27" table:style-name="ce13">
            <text:p>£1,826,680.27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Gangmasters &amp; Labour Abuse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7" table:content-validation-name="val2" table:style-name="ce25">
            <text:p>7.00</text:p>
          </table:table-cell>
          <table:table-cell office:value-type="float" office:value="7" table:content-validation-name="val1" table:style-name="ce27">
            <text:p>7.00</text:p>
          </table:table-cell>
          <table:table-cell office:value-type="float" office:value="12" table:content-validation-name="val2" table:style-name="ce25">
            <text:p>12.00</text:p>
          </table:table-cell>
          <table:table-cell office:value-type="float" office:value="10.6" table:content-validation-name="val1" table:style-name="ce27">
            <text:p>10.60</text:p>
          </table:table-cell>
          <table:table-cell office:value-type="float" office:value="84" table:content-validation-name="val2" table:style-name="ce25">
            <text:p>84.00</text:p>
          </table:table-cell>
          <table:table-cell office:value-type="float" office:value="81.319999999999993" table:content-validation-name="val1" table:style-name="ce27">
            <text:p>81.32</text:p>
          </table:table-cell>
          <table:table-cell office:value-type="float" office:value="9" table:content-validation-name="val2" table:style-name="ce25">
            <text:p>9.00</text:p>
          </table:table-cell>
          <table:table-cell office:value-type="float" office:value="8.6199999999999992" table:content-validation-name="val1" table:style-name="ce27">
            <text:p>8.62</text:p>
          </table:table-cell>
          <table:table-cell office:value-type="float" office:value="4" table:content-validation-name="val2" table:style-name="ce25">
            <text:p>4.00</text:p>
          </table:table-cell>
          <table:table-cell office:value-type="float" office:value="4" table:content-validation-name="val1" table:style-name="ce27">
            <text:p>4.00</text:p>
          </table:table-cell>
          <table:table-cell office:value-type="float" office:value="0" table:content-validation-name="val2" table:style-name="ce25">
            <text:p>0.00</text:p>
          </table:table-cell>
          <table:table-cell office:value-type="float" office:value="0" table:content-validation-name="val1" table:style-name="ce27">
            <text:p>0.00</text:p>
          </table:table-cell>
          <table:table-cell office:value-type="float" office:value="116" table:style-name="ce7">
            <text:p>116</text:p>
          </table:table-cell>
          <table:table-cell office:value-type="float" office:value="111.53999999999999" table:style-name="ce7">
            <text:p>112</text:p>
          </table:table-cell>
          <table:table-cell office:value-type="float" office:value="0" table:content-validation-name="val4" table:style-name="ce31">
            <text:p>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4" table:style-name="ce31">
            <text:p>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3" table:style-name="ce33">
            <text:p>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9"/>
          <table:table-cell office:value-type="float" office:value="116" table:style-name="ce7">
            <text:p>116</text:p>
          </table:table-cell>
          <table:table-cell office:value-type="float" office:value="111.53999999999999" table:style-name="ce7">
            <text:p>112</text:p>
          </table:table-cell>
          <table:table-cell office:value-type="currency" office:value="380192.58000000019" table:content-validation-name="val5" table:style-name="ce20">
            <text:p>£380,192.58</text:p>
          </table:table-cell>
          <table:table-cell office:value-type="currency" office:value="4986.2199999999984" table:content-validation-name="val5" table:style-name="ce20">
            <text:p>£4,986.22</text:p>
          </table:table-cell>
          <table:table-cell office:value-type="currency" office:value="0" table:content-validation-name="val5" table:style-name="ce20">
            <text:p>£0.00</text:p>
          </table:table-cell>
          <table:table-cell office:value-type="currency" office:value="0" table:content-validation-name="val5" table:style-name="ce20">
            <text:p>£0.00</text:p>
          </table:table-cell>
          <table:table-cell office:value-type="currency" office:value="102499.29999999999" table:content-validation-name="val5" table:style-name="ce20">
            <text:p>£102,499.30</text:p>
          </table:table-cell>
          <table:table-cell office:value-type="currency" office:value="52533.619999999952" table:content-validation-name="val5" table:style-name="ce20">
            <text:p>£52,533.62</text:p>
          </table:table-cell>
          <table:table-cell office:value-type="currency" office:value="540211.72000000009" table:style-name="ce11">
            <text:p>£540,211.72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540211.72000000009" table:style-name="ce13">
            <text:p>£540,211.72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table:number-columns-repeated="36" table:style-name="ce15"/>
          <table:table-cell table:style-name="ce23"/>
          <table:table-cell table:number-columns-repeated="2" table:style-name="ce15"/>
          <table:table-cell table:number-columns-repeated="2" table:style-name="ce23"/>
          <table:table-cell table:number-columns-repeated="16343" table:style-name="ce15"/>
        </table:table-row>
        <table:table-row table:number-rows-repeated="4" table:style-name="ro3">
          <table:table-cell table:number-columns-repeated="36" table:style-name="ce15"/>
          <table:table-cell table:style-name="ce23"/>
          <table:table-cell table:number-columns-repeated="2" table:style-name="ce15"/>
          <table:table-cell table:number-columns-repeated="2" table:style-name="ce23"/>
          <table:table-cell table:number-columns-repeated="10" table:style-name="ce15"/>
          <table:table-cell table:number-columns-repeated="16333" table:style-name="ce1"/>
        </table:table-row>
        <table:table-row table:number-rows-repeated="104856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meta:initial-creator/>
    <dc:creator/>
    <meta:creation-date>2026-01-23T15:20:30Z</meta:creation-date>
    <dc:date>2026-01-23T15:20:37Z</dc:date>
  </office:meta>
</office:document-meta>
</file>